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fo:break-before="auto" fo:break-after="auto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33333" fo:padding="0.176cm" fo:border="none">
        <style:background-image/>
      </style:table-cell-properties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333333" fo:padding="0.176cm" fo:border="none">
        <style:background-image/>
      </style:table-cell-properties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15.92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333333" fo:padding="0.176cm" fo:border="none">
        <style:background-image/>
      </style:table-cell-properties>
    </style:style>
    <style:style style:name="Table4" style:family="table">
      <style:table-properties style:width="15.926cm" fo:margin-left="0cm" fo:margin-top="0cm" fo:margin-bottom="0cm" fo:break-before="auto" fo:break-after="auto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333333" fo:padding="0.176cm" fo:border="none">
        <style:background-image/>
      </style:table-cell-properties>
    </style:style>
    <style:style style:name="Table5" style:family="table">
      <style:table-properties style:width="15.926cm" fo:margin-left="0cm" fo:margin-top="0cm" fo:margin-bottom="0cm" table:align="left"/>
    </style:style>
    <style:style style:name="Table5.A" style:family="table-column">
      <style:table-column-properties style:column-width="15.9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333333" fo:padding="0.176cm" fo:border="none">
        <style:background-image/>
      </style:table-cell-properties>
    </style:style>
    <style:style style:name="Table6" style:family="table">
      <style:table-properties style:width="15.926cm" fo:margin-left="0cm" fo:margin-top="0cm" fo:margin-bottom="0cm" table:align="left"/>
    </style:style>
    <style:style style:name="Table6.A" style:family="table-column">
      <style:table-column-properties style:column-width="15.92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333333" fo:padding="0.176cm" fo:border="non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6" style:family="paragraph" style:parent-style-name="Standard">
      <style:paragraph-properties fo:margin-left="1.27cm" fo:margin-right="0cm" fo:orphans="0" fo:widows="0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orphans="0" fo:widows="0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keep-together="auto" fo:orphans="0" fo:widows="0" fo:text-indent="0cm" style:auto-text-indent="false" fo:padding="0cm" fo:border="none" fo:keep-with-next="auto"/>
    </style:style>
    <style:style style:name="P13" style:family="paragraph" style:parent-style-name="Standard" style:master-page-name="Standard">
      <style:paragraph-properties fo:text-align="center" style:justify-single-word="false" style:page-number="1"/>
    </style:style>
    <style:style style:name="P1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2pt" officeooo:rsid="000bace2" officeooo:paragraph-rsid="000bace2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text-position="super 58%" fo:font-size="14pt" fo:font-weight="bold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color="#ffffff" loext:opacity="100%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7" style:family="text">
      <style:text-properties fo:color="#fcc28c" loext:opacity="100%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8" style:family="text">
      <style:text-properties fo:color="#ffffaa" loext:opacity="100%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9" style:family="text">
      <style:text-properties officeooo:rsid="000ba4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2</text:span><text:span text:style-name="T2">a</text:span><text:span text:style-name="T1"> Etapa do Trabalho</text:span></text:p>
      <text:p text:style-name="P1"/>
      <text:p text:style-name="P1"/>
      <text:p text:style-name="P1">Nome: José Ferreira Arantes Lopes e Matheus Henrique Maia Ramos</text:p>
      <text:p text:style-name="P1"/>
      <text:p text:style-name="P1"/>
      <text:p text:style-name="P2">Com a primeira etapa do trabalho concluída, temos o ambiente de trabalho pronto para a criação dos projetos em NestJS e Vue.</text:p>
      <text:p text:style-name="P2"/>
      <text:p text:style-name="P7">Criação do projeto em NestJS na pasta projetoNest:</text:p>
      <text:p text:style-name="P1"/>
      <text:p text:style-name="P2">Entre no diretório que deseja instalar o projeto, ou seja, a pasta “projetoNest”. Então crie um projeto em NestJS, usando o seguinte comando no terminal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<text:span text:style-name="T6">nest </text:span><text:span text:style-name="T7">new</text:span><text:span text:style-name="T6"> </text:span><text:span text:style-name="T8">projeto</text:span><text:span text:style-name="T6">-nest</text:span></text:p>
          </table:table-cell>
        </table:table-row>
      </table:table>
      <text:p text:style-name="P3"/>
      <text:p text:style-name="P2">Será perguntado qual gerenciador de pacote você deseja usar, confira se a opção “npm” está selecionada e tecle Enter.</text:p>
      <text:p text:style-name="P4"/>
      <text:p text:style-name="P2">Após a criação do projeto, <text:span text:style-name="T9">fixe</text:span> a versão do Node.js no diretório “projeto-nest” <text:span text:style-name="T9">(entre dentro da pasta)</text:span> usando o Volta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text:span text:style-name="T6">volta pin </text:span><text:span text:style-name="T7">node</text:span></text:p>
          </table:table-cell>
        </table:table-row>
      </table:table>
      <text:p text:style-name="P6"/>
      <text:p text:style-name="P2">Fixe também a versão do NPM no diretório “projeto-nest” usando o Volt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<text:span text:style-name="T6">volta pin </text:span><text:span text:style-name="T8">npm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7">Criação do projeto em Vue na pasta projetoVue:</text:p>
      <text:p text:style-name="P7"/>
      <text:p text:style-name="P2">Entre no diretório que deseja instalar o projeto, ou seja, a pasta “projetoVue”. Então crie um projeto em Vue, usando o seguinte comando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<text:span text:style-name="T8">npm</text:span><text:span text:style-name="T6"> create vue@latest</text:span></text:p>
          </table:table-cell>
        </table:table-row>
      </table:table>
      <text:p text:style-name="P3"/>
      <text:p text:style-name="P9"><text:span text:style-name="T3">Será perguntado se você deseja instalar o pacote create-vue@3.9.2. </text:span><text:span text:style-name="T4">Escreva ‘y’, sem as aspas, e tecle Enter. (Isso ocorre apenas na primeira vez que instalamos o Vue)</text:span></text:p>
      <text:p text:style-name="P3"/>
      <text:p text:style-name="P2">Siga as instruções para cada campo que será questionado:</text:p>
      <text:p text:style-name="P10"><text:span text:style-name="T5">Project name:</text:span><text:span text:style-name="T3"> Digite “projeto-vue”</text:span></text:p>
      <text:p text:style-name="P10"><text:span text:style-name="T5">Add TypeScript?</text:span><text:span text:style-name="T3"> Tecle Enter</text:span></text:p>
      <text:p text:style-name="P10"><text:soft-page-break/><text:span text:style-name="T5">Add JSX Support?</text:span><text:span text:style-name="T3"> Tecle Enter</text:span></text:p>
      <text:p text:style-name="P10"><text:span text:style-name="T5">Add Vue Router for Single Page Application development?</text:span><text:span text:style-name="T3"> Tecle Enter</text:span></text:p>
      <text:p text:style-name="P10"><text:span text:style-name="T5">Add Pinia for state management?</text:span><text:span text:style-name="T3"> Tecle Enter</text:span></text:p>
      <text:p text:style-name="P10"><text:span text:style-name="T5">Add Vitest for Unit Testing?</text:span><text:span text:style-name="T3"> Tecle Enter</text:span></text:p>
      <text:p text:style-name="P10"><text:span text:style-name="T5">Add an End-to-End Testing Solution?</text:span><text:span text:style-name="T3"> Tecle Enter</text:span></text:p>
      <text:p text:style-name="P10"><text:span text:style-name="T5">Add ESLint for code quality?</text:span><text:span text:style-name="T3"> Tecle Enter</text:span></text:p>
      <text:p text:style-name="P4"/>
      <text:p text:style-name="P3"/>
      <text:p text:style-name="P18">Navegue para dentro do diretório “projeto-vue”. (Seja usando “cd projeto-vue” ou abrindo o terminal na pasta).</text:p>
      <text:p text:style-name="P3"/>
      <text:p text:style-name="P2">Fixe a versão do Node.js no diretório usando o Volta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<text:span text:style-name="T6">volta pin </text:span><text:span text:style-name="T7">node</text:span></text:p>
          </table:table-cell>
        </table:table-row>
      </table:table>
      <text:p text:style-name="P5"/>
      <text:p text:style-name="P2">Fixe também a versão do NPM no diretório usando o Volta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><text:span text:style-name="T6">volta pin </text:span><text:span text:style-name="T8">npm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11T11:23:06.865352220</dc:date>
    <meta:editing-duration>PT4M6S</meta:editing-duration>
    <meta:editing-cycles>2</meta:editing-cycles>
    <meta:document-statistic meta:table-count="6" meta:image-count="0" meta:object-count="0" meta:page-count="2" meta:paragraph-count="29" meta:word-count="293" meta:character-count="1763" meta:non-whitespace-character-count="1499"/>
  </office:meta>
</office:document-meta>
</file>